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svg:stroke-color="#eb613d" draw:fill="solid" draw:fill-color="#f5793a" draw:textarea-horizontal-align="justify" draw:textarea-vertical-align="middle" draw:auto-grow-height="false" fo:min-height="1.335cm" fo:min-width="6.485cm" draw:shadow="visible" draw:shadow-offset-x="-0.212cm" draw:shadow-offset-y="0.212cm" draw:shadow-opacity="50%"/>
    </style:style>
    <style:style style:name="gr4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5.885cm" fo:min-width="7.548cm" fo:padding-top="0.151cm" fo:padding-bottom="0.151cm" fo:padding-left="0.276cm" fo:padding-right="0.276cm" draw:shadow-opacity="0%"/>
    </style:style>
    <style:style style:name="gr6" style:family="graphic" style:parent-style-name="standard">
      <style:graphic-properties svg:stroke-color="#eb613d" draw:fill="solid" draw:fill-color="#f5793a" draw:textarea-horizontal-align="justify" draw:textarea-vertical-align="middle" draw:auto-grow-height="false" fo:min-height="0.122cm" fo:min-width="1.588cm" draw:shadow="hidden" draw:shadow-offset-x="-0.203cm" draw:shadow-offset-y="0.203cm" draw:shadow-opacity="50%"/>
    </style:style>
    <style:style style:name="gr7" style:family="graphic" style:parent-style-name="standard">
      <style:graphic-properties draw:fill="solid" draw:fill-color="#0f2080" draw:textarea-horizontal-align="justify" draw:textarea-vertical-align="middle" draw:auto-grow-height="false" fo:min-height="1.526cm" fo:min-width="7.247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322cm" fo:min-width="0.072cm"/>
    </style:style>
    <style:style style:name="gr9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1.976cm" fo:min-width="7.548cm" fo:padding-top="0.151cm" fo:padding-bottom="0.151cm" fo:padding-left="0.276cm" fo:padding-right="0.276cm" draw:shadow-opacity="0%"/>
    </style:style>
    <style:style style:name="gr10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1.976cm" fo:min-width="6.56cm" fo:padding-top="0.151cm" fo:padding-bottom="0.151cm" fo:padding-left="0.276cm" fo:padding-right="0.276cm" draw:shadow-opacity="0%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</style:style>
    <style:style style:name="gr14" style:family="graphic" style:parent-style-name="standard">
      <style:graphic-properties draw:fill="solid" draw:fill-color="#0f2080" draw:textarea-horizontal-align="justify" draw:textarea-vertical-align="middle" draw:auto-grow-height="false" fo:min-height="0.98cm" fo:min-width="7.1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437cm"/>
    </style:style>
    <style:style style:name="gr16" style:family="graphic" style:parent-style-name="standard">
      <style:graphic-properties draw:fill="solid" draw:fill-color="#85c0f9" draw:textarea-horizontal-align="justify" draw:textarea-vertical-align="middle" draw:auto-grow-height="false" fo:min-height="0.94cm" fo:min-width="6.882cm"/>
    </style:style>
    <style:style style:name="gr17" style:family="graphic" style:parent-style-name="standard">
      <style:graphic-properties draw:stroke="dash" draw:stroke-dash="Fine_20_Dashed" svg:stroke-color="#000000" draw:marker-start="Rounded_20_short_20_Arrow" draw:marker-start-width="0.3cm" draw:marker-end="" draw:marker-end-width="0.3cm" draw:textarea-vertical-align="middle"/>
    </style:style>
    <style:style style:name="gr18" style:family="graphic" style:parent-style-name="standard">
      <style:graphic-properties draw:fill="solid" draw:fill-color="#0f2080" draw:textarea-horizontal-align="justify" draw:textarea-vertical-align="middle" draw:auto-grow-height="false" fo:min-height="0.94cm" fo:min-width="7.032cm"/>
    </style:style>
    <style:style style:name="gr19" style:family="graphic" style:parent-style-name="standard">
      <style:graphic-properties draw:fill="solid" draw:fill-color="#85c0f9" draw:textarea-horizontal-align="justify" draw:textarea-vertical-align="middle" draw:auto-grow-height="false" fo:min-height="0.792cm" fo:min-width="4.595cm"/>
    </style:style>
    <style:style style:name="gr20" style:family="graphic" style:parent-style-name="standard">
      <style:graphic-properties draw:fill="solid" draw:fill-color="#0f2080" draw:textarea-horizontal-align="justify" draw:textarea-vertical-align="middle" draw:auto-grow-height="false" fo:min-height="0.792cm" fo:min-width="4.595cm"/>
    </style:style>
    <style:style style:name="gr21" style:family="graphic" style:parent-style-name="standard">
      <style:graphic-properties draw:fill="solid" draw:fill-color="#000000" draw:textarea-horizontal-align="justify" draw:textarea-vertical-align="middle" draw:auto-grow-height="false" fo:min-height="0.385cm" fo:min-width="0.135cm"/>
    </style:style>
    <style:style style:name="gr22" style:family="graphic" style:parent-style-name="standard">
      <style:graphic-properties draw:fill="solid" draw:fill-color="#000000" draw:textarea-horizontal-align="justify" draw:textarea-vertical-align="middle" draw:auto-grow-height="false" fo:min-height="0.199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5793a"/>
      <style:paragraph-properties fo:text-align="center"/>
      <style:text-properties fo:font-size="14pt" fo:font-weight="bold" style:font-size-asian="18pt" style:font-weight-asian="bold" style:font-size-complex="18pt" style:font-weight-complex="bold"/>
    </style:style>
    <style:style style:name="P5" style:family="paragraph">
      <loext:graphic-properties draw:fill="solid" draw:fill-color="#729fcf" draw:opacity="0%"/>
      <style:paragraph-properties fo:text-align="center"/>
    </style:style>
    <style:style style:name="P6" style:family="paragraph">
      <loext:graphic-properties draw:fill="solid" draw:fill-color="#f5793a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solid" draw:fill-color="#0f2080"/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fo:font-weight="bold" style:font-weight-asian="bold" style:font-weight-complex="bold"/>
    </style:style>
    <style:style style:name="P10" style:family="paragraph">
      <loext:graphic-properties draw:fill="solid" draw:fill-color="#85c0f9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solid" draw:fill-color="#85c0f9"/>
      <style:paragraph-properties fo:text-align="center"/>
    </style:style>
    <style:style style:name="P12" style:family="paragraph">
      <loext:graphic-properties draw:fill="solid" draw:fill-color="#0f2080"/>
      <style:paragraph-properties fo:text-align="center"/>
    </style:style>
    <style:style style:name="P13" style:family="paragraph">
      <loext:graphic-properties draw:fill="solid"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097cm" svg:y1="2.54cm" svg:x2="14.097cm" svg:y2="9.271cm">
          <text:p/>
        </draw:line>
        <draw:frame draw:style-name="gr2" draw:text-style-name="P2" draw:layer="layout" svg:width="8.321cm" svg:height="0.962cm" svg:x="0.306cm" svg:y="3.911cm">
          <draw:text-box>
            <text:p><text:span text:style-name="T1">SecurityFilterChain</text:span></text:p>
          </draw:text-box>
        </draw:frame>
        <draw:custom-shape draw:style-name="gr3" draw:text-style-name="P4" draw:layer="layout" svg:width="6.985cm" svg:height="1.585cm" svg:x="1.266cm" svg:y="7.143cm">
          <text:p text:style-name="P3"><text:span text:style-name="T2">FilterSecurity</text:span><text:span text:style-name="T2"><text:line-break/></text:span><text:span text:style-name="T2">Interceptor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.741cm" svg:y1="6.043cm" svg:x2="4.741cm" svg:y2="7.186cm" svg:d="M4741 6043v1143" svg:viewBox="0 0 1 1144">
          <text:p/>
        </draw:connector>
        <draw:custom-shape draw:style-name="gr5" draw:text-style-name="P5" draw:layer="layout" svg:width="8.1cm" svg:height="6.187cm" svg:x="0.641cm" svg:y="4.84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8cm" svg:height="0.372cm" svg:x="3.691cm" svg:y="5.1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8cm" svg:height="0.372cm" svg:x="3.691cm" svg:y="5.6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8cm" svg:height="0.372cm" svg:x="3.691cm" svg:y="9.8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8cm" svg:height="0.372cm" svg:x="3.691cm" svg:y="10.40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.741cm" svg:y1="8.744cm" svg:x2="4.741cm" svg:y2="9.887cm" svg:d="M4741 8744v1143" svg:viewBox="0 0 1 1144">
          <text:p/>
        </draw:connector>
        <draw:custom-shape draw:style-name="gr7" draw:text-style-name="P7" draw:layer="layout" svg:width="7.747cm" svg:height="1.776cm" svg:x="10.23cm" svg:y="9.354cm">
          <text:p text:style-name="P3"><text:span text:style-name="T1">AccessDecision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318cm" svg:height="0.962cm" svg:x="9.714cm" svg:y="11.414cm">
          <draw:text-box>
            <text:p><text:span text:style-name="T1">Authorized?</text:span></text:p>
          </draw:text-box>
        </draw:frame>
        <draw:custom-shape draw:style-name="gr8" draw:text-style-name="P1" draw:layer="layout" svg:width="1.143cm" svg:height="1.143cm" svg:x="13.453cm" svg:y="13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14.014cm" svg:y1="11.114cm" svg:x2="14.014cm" svg:y2="13.114cm">
          <text:p/>
        </draw:line>
        <draw:custom-shape draw:style-name="gr9" draw:text-style-name="P5" draw:layer="layout" svg:width="8.1cm" svg:height="2.278cm" svg:x="1.941cm" svg:y="15.91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7.112cm" svg:height="2.278cm" svg:x="10.357cm" svg:y="15.914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3.489cm" svg:y1="13.635cm" svg:x2="6.039cm" svg:y2="13.643cm">
          <text:p/>
        </draw:line>
        <draw:line draw:style-name="gr1" draw:text-style-name="P1" draw:layer="layout" svg:x1="6.013cm" svg:y1="13.634cm" svg:x2="6.014cm" svg:y2="16.014cm">
          <text:p/>
        </draw:line>
        <draw:line draw:style-name="gr1" draw:text-style-name="P1" draw:layer="layout" svg:x1="14.024cm" svg:y1="14.269cm" svg:x2="14.024cm" svg:y2="16.047cm">
          <text:p/>
        </draw:line>
        <draw:frame draw:style-name="gr12" draw:text-style-name="P2" draw:layer="layout" svg:width="2.619cm" svg:height="0.962cm" svg:x="2.889cm" svg:y="14.296cm">
          <draw:text-box>
            <text:p><text:span text:style-name="T1">Denied</text:span></text:p>
          </draw:text-box>
        </draw:frame>
        <draw:frame draw:style-name="gr13" draw:text-style-name="P2" draw:layer="layout" svg:width="3.072cm" svg:height="0.962cm" svg:x="10.569cm" svg:y="14.299cm">
          <draw:text-box>
            <text:p><text:span text:style-name="T1">Success</text:span></text:p>
          </draw:text-box>
        </draw:frame>
        <draw:custom-shape draw:style-name="gr14" draw:text-style-name="P7" draw:layer="layout" svg:width="7.62cm" svg:height="1.23cm" svg:x="2.189cm" svg:y="16.454cm">
          <text:p text:style-name="P3"><text:span text:style-name="T1">AccessDeniedExce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6.937cm" svg:height="1.673cm" svg:x="10.559cm" svg:y="16.265cm">
          <draw:text-box>
            <text:p text:style-name="P8"><text:span text:style-name="T1">Continue Processing</text:span><text:span text:style-name="T1"><text:line-break/></text:span><text:span text:style-name="T1">Request Normally</text:span></text:p>
          </draw:text-box>
        </draw:frame>
        <draw:line draw:style-name="gr11" draw:text-style-name="P1" draw:layer="layout" svg:x1="8.763cm" svg:y1="8.145cm" svg:x2="9.271cm" svg:y2="8.145cm">
          <text:p/>
        </draw:line>
        <draw:line draw:style-name="gr11" draw:text-style-name="P1" draw:layer="layout" svg:x1="9.271cm" svg:y1="8.145cm" svg:x2="9.271cm" svg:y2="2.54cm">
          <text:p/>
        </draw:line>
        <draw:line draw:style-name="gr11" draw:text-style-name="P1" draw:layer="layout" svg:x1="9.271cm" svg:y1="2.54cm" svg:x2="14.119cm" svg:y2="2.54cm">
          <text:p/>
        </draw:line>
        <draw:custom-shape draw:style-name="gr16" draw:text-style-name="P10" draw:layer="layout" svg:width="7.382cm" svg:height="1.19cm" svg:x="18.467cm" svg:y="3.81cm">
          <text:p text:style-name="P3"><text:span text:style-name="T1">SecurityContextHolder</text:span>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16.686cm" svg:y1="4.445cm" svg:x2="18.442cm" svg:y2="4.445cm">
          <text:p/>
        </draw:line>
        <draw:custom-shape draw:style-name="gr18" draw:text-style-name="P7" draw:layer="layout" svg:width="7.532cm" svg:height="1.19cm" svg:x="18.468cm" svg:y="6.61cm">
          <text:p text:style-name="P3"><text:span text:style-name="T1">SecurityMetadataSource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207cm" svg:height="1.154cm" svg:x="11.43cm" svg:y="3.81cm">
          <text:p text:style-name="P3"><text:span text:style-name="T1">Authent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2" draw:layer="layout" svg:width="5.207cm" svg:height="1.154cm" svg:x="11.43cm" svg:y="5.211cm">
          <text:p text:style-name="P3"><text:span text:style-name="T1">FilterInvo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2" draw:layer="layout" svg:width="5.207cm" svg:height="1.154cm" svg:x="11.43cm" svg:y="6.612cm">
          <text:p text:style-name="P3"><text:span text:style-name="T1">ConfigAttribu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3" draw:layer="layout" svg:x1="16.687cm" svg:y1="7.245cm" svg:x2="18.443cm" svg:y2="7.245cm">
          <text:p/>
        </draw:line>
        <draw:custom-shape draw:style-name="gr21" draw:text-style-name="P13" draw:layer="layout" svg:width="0.635cm" svg:height="0.635cm" svg:x="17.399cm" svg:y="3.71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635cm" svg:height="0.635cm" svg:x="17.399cm" svg:y="5.41cm">
          <text:p text:style-name="P3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635cm" svg:height="0.635cm" svg:x="17.399cm" svg:y="6.51cm">
          <text:p text:style-name="P3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635cm" svg:height="0.635cm" svg:x="13.799cm" svg:y="7.91cm">
          <text:p text:style-name="P3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635cm" svg:height="0.635cm" svg:x="13.699cm" svg:y="14.51cm">
          <text:p text:style-name="P3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635cm" svg:height="0.635cm" svg:x="5.699cm" svg:y="14.51cm">
          <text:p text:style-name="P3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21cm" fo:page-height="21.64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8:09:09.414867462</meta:creation-date>
    <dc:date>2020-02-19T21:58:39.838717415</dc:date>
    <meta:editing-duration>P7DT6H28M17S</meta:editing-duration>
    <meta:editing-cycles>44</meta:editing-cycles>
    <meta:generator>LibreOffice/6.0.7.3$Linux_X86_64 LibreOffice_project/00m0$Build-3</meta:generator>
    <meta:document-statistic meta:object-count="39"/>
  </office:meta>
</office:document-meta>
</file>